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b248" officeooo:paragraph-rsid="0010b248"/>
    </style:style>
    <style:style style:name="P2" style:family="paragraph" style:parent-style-name="Standard">
      <style:text-properties officeooo:rsid="0013ceaf" officeooo:paragraph-rsid="0013ceaf"/>
    </style:style>
    <style:style style:name="P3" style:family="paragraph" style:parent-style-name="Standard">
      <style:text-properties officeooo:rsid="001bd8c4" officeooo:paragraph-rsid="001bd8c4"/>
    </style:style>
    <style:style style:name="P4" style:family="paragraph" style:parent-style-name="Standard">
      <style:text-properties fo:font-size="14pt" fo:font-weight="bold" officeooo:rsid="0010b248" officeooo:paragraph-rsid="0010b248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d8c4" officeooo:paragraph-rsid="002c89c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c82bf" officeooo:paragraph-rsid="002c82b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2c82bf" officeooo:paragraph-rsid="002c82bf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2e57a0" officeooo:paragraph-rsid="002e57a0"/>
    </style:style>
    <style:style style:name="P9" style:family="paragraph" style:parent-style-name="Standard">
      <style:text-properties fo:font-size="14pt" fo:font-weight="bold" officeooo:rsid="00175c8b" officeooo:paragraph-rsid="0010b24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19139" officeooo:paragraph-rsid="0040cb27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officeooo:rsid="001198e6" officeooo:paragraph-rsid="001198e6"/>
    </style:style>
    <style:style style:name="P12" style:family="paragraph" style:parent-style-name="Standard" style:list-style-name="L2">
      <style:text-properties officeooo:rsid="001198e6" officeooo:paragraph-rsid="001198e6"/>
    </style:style>
    <style:style style:name="P13" style:family="paragraph" style:parent-style-name="Standard" style:list-style-name="L2">
      <style:text-properties officeooo:rsid="0013ceaf" officeooo:paragraph-rsid="0013ceaf"/>
    </style:style>
    <style:style style:name="P14" style:family="paragraph" style:parent-style-name="Standard" style:list-style-name="L3">
      <style:text-properties officeooo:rsid="002e57a0" officeooo:paragraph-rsid="002e57a0"/>
    </style:style>
    <style:style style:name="P15" style:family="paragraph" style:parent-style-name="Standard" style:list-style-name="L3">
      <style:text-properties officeooo:rsid="0030d5d5" officeooo:paragraph-rsid="0030d5d5"/>
    </style:style>
    <style:style style:name="P16" style:family="paragraph" style:parent-style-name="Standard" style:list-style-name="L3">
      <style:text-properties officeooo:rsid="0032b80a" officeooo:paragraph-rsid="0032b80a"/>
    </style:style>
    <style:style style:name="P17" style:family="paragraph" style:parent-style-name="Standard" style:list-style-name="L3">
      <style:text-properties officeooo:rsid="0034d571" officeooo:paragraph-rsid="0034d571"/>
    </style:style>
    <style:style style:name="P18" style:family="paragraph" style:parent-style-name="Standard">
      <style:text-properties officeooo:rsid="00219139" officeooo:paragraph-rsid="00219139"/>
    </style:style>
    <style:style style:name="P19" style:family="paragraph" style:parent-style-name="Standard">
      <style:text-properties officeooo:rsid="00219139" officeooo:paragraph-rsid="001bd8c4"/>
    </style:style>
    <style:style style:name="P20" style:family="paragraph" style:parent-style-name="Standard">
      <style:text-properties officeooo:rsid="0018e514" officeooo:paragraph-rsid="0018e514"/>
    </style:style>
    <style:style style:name="P21" style:family="paragraph" style:parent-style-name="Standard">
      <style:text-properties officeooo:rsid="0018e514" officeooo:paragraph-rsid="003902d4"/>
    </style:style>
    <style:style style:name="P22" style:family="paragraph" style:parent-style-name="Standard">
      <style:text-properties officeooo:rsid="0018e514" officeooo:paragraph-rsid="0040cb27"/>
    </style:style>
    <style:style style:name="P23" style:family="paragraph" style:parent-style-name="Standard">
      <style:text-properties officeooo:rsid="003c8595" officeooo:paragraph-rsid="003f833b"/>
    </style:style>
    <style:style style:name="P24" style:family="paragraph" style:parent-style-name="Standard">
      <style:text-properties officeooo:rsid="003c8595" officeooo:paragraph-rsid="003f8d38"/>
    </style:style>
    <style:style style:name="P25" style:family="paragraph" style:parent-style-name="Standard">
      <style:text-properties officeooo:rsid="001bd8c4" officeooo:paragraph-rsid="0040cb27"/>
    </style:style>
    <style:style style:name="T1" style:family="text">
      <style:text-properties officeooo:rsid="00132fc7"/>
    </style:style>
    <style:style style:name="T2" style:family="text">
      <style:text-properties officeooo:rsid="001ad657"/>
    </style:style>
    <style:style style:name="T3" style:family="text">
      <style:text-properties officeooo:rsid="001d7d80"/>
    </style:style>
    <style:style style:name="T4" style:family="text">
      <style:text-properties officeooo:rsid="0023845c"/>
    </style:style>
    <style:style style:name="T5" style:family="text">
      <style:text-properties officeooo:rsid="00261e55"/>
    </style:style>
    <style:style style:name="T6" style:family="text">
      <style:text-properties officeooo:rsid="0026ae12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4376b"/>
    </style:style>
    <style:style style:name="T10" style:family="text">
      <style:text-properties officeooo:rsid="003b60e7"/>
    </style:style>
    <style:style style:name="T11" style:family="text">
      <style:text-properties officeooo:rsid="003da923"/>
    </style:style>
    <style:style style:name="T12" style:family="text">
      <style:text-properties officeooo:rsid="003f833b"/>
    </style:style>
    <style:style style:name="T13" style:family="text">
      <style:text-properties fo:font-weight="normal" officeooo:rsid="0023845c" style:font-weight-asian="normal" style:font-weight-complex="normal"/>
    </style:style>
    <style:style style:name="T14" style:family="text">
      <style:text-properties fo:font-size="12pt" fo:font-weight="normal" officeooo:rsid="0023845c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7">A CRTV WEBSITE </text:span></text:p>
      <text:p text:style-name="P4"/>
      <text:p text:style-name="P25"/>
      <text:p text:style-name="P22"><text:span text:style-name="T7">Objective</text:span><text:span text:style-name="T8">:</text:span> </text:p>
      <text:p text:style-name="P10"><text:span text:style-name="T4"><text:tab/></text:span><text:span text:style-name="T14">To build a website for CRTV North West using web <text:s/>languages like HTML, CSS, JavaScript and PHP.</text:span></text:p>
      <text:p text:style-name="P3"/>
      <text:p text:style-name="P18"><text:span text:style-name="T7">Problem Statement</text:span><text:span text:style-name="T8">:</text:span> </text:p>
      <text:p text:style-name="P21"><text:span text:style-name="T2"><text:tab/>To build a website for CRTV North West that will enable radio listeners to follow radio activities on line <text:s/>and also able to participate in the activities. </text:span></text:p>
      <text:p text:style-name="P21"><text:tab/></text:p>
      <text:p text:style-name="P19"/>
      <text:p text:style-name="P9">Content Of Website/<text:span text:style-name="T10">Description</text:span>:</text:p>
      <text:list xml:id="list5628037261117994188" text:style-name="L1">
        <text:list-header>
          <text:p text:style-name="P11"/>
        </text:list-header>
      </text:list>
      <text:list xml:id="list2336821456344427913" text:style-name="L2">
        <text:list-item>
          <text:p text:style-name="P12">A welcome page <text:s/><text:span text:style-name="T3">displaying logo and Welcome message</text:span></text:p>
        </text:list-item>
        <text:list-item>
          <text:p text:style-name="P12">Home page: <text:span text:style-name="T1">Displays other pages like; announcements, breaking news, programs,latest news.</text:span></text:p>
        </text:list-item>
        <text:list-item>
          <text:p text:style-name="P12"><text:span text:style-name="T5">A</text:span>dmin<text:span text:style-name="T6">istrator </text:span>panel: To update, and delete news articles </text:p>
        </text:list-item>
        <text:list-item>
          <text:p text:style-name="P12">contact CRTV form</text:p>
        </text:list-item>
        <text:list-item>
          <text:p text:style-name="P12">follow CRTV North West: The users subscribe with their emails.</text:p>
        </text:list-item>
        <text:list-item>
          <text:p text:style-name="P13">Privacy Policy</text:p>
        </text:list-item>
        <text:list-item>
          <text:p text:style-name="P13">Term of Use</text:p>
        </text:list-item>
        <text:list-item>
          <text:p text:style-name="P13">About CRTV.</text:p>
        </text:list-item>
      </text:list>
      <text:p text:style-name="P23">Users are would be able to access the website using their mobile phones and <text:s/>PCs to follow radio programs, contribute to radio programs and read articles <text:span text:style-name="T11">and </text:span>news.</text:p>
      <text:p text:style-name="P24"><text:span text:style-name="T12">Users will be able to send their questions which will be answered within 24hrs by the administrator.</text:span></text:p>
      <text:p text:style-name="P24"><text:span text:style-name="T12"><text:s/></text:span><text:s text:c="2"/></text:p>
      <text:p text:style-name="P2"/>
      <text:p text:style-name="P5">Part 1</text:p>
      <text:p text:style-name="P5"/>
      <text:p text:style-name="P6">Collection Of Information</text:p>
      <text:p text:style-name="P7"/>
      <text:p text:style-name="P8">Various programs going on at crtv include:</text:p>
      <text:list xml:id="list8313136853340265957" text:style-name="L3">
        <text:list-item>
          <text:p text:style-name="P14">News </text:p>
        </text:list-item>
        <text:list-item>
          <text:p text:style-name="P14">Commercial Avenue</text:p>
        </text:list-item>
        <text:list-item>
          <text:p text:style-name="P14">Pidgin News</text:p>
        </text:list-item>
        <text:list-item>
          <text:p text:style-name="P14">Holiday Workshop</text:p>
        </text:list-item>
        <text:list-item>
          <text:p text:style-name="P14">National News</text:p>
        </text:list-item>
        <text:list-item>
          <text:p text:style-name="P15">Organization of crtv northwest </text:p>
        </text:list-item>
        <text:list-item>
          <text:p text:style-name="P16">Number of Workers ,<text:span text:style-name="T9">Names and Department.</text:span></text:p>
        </text:list-item>
        <text:list-item>
          <text:p text:style-name="P17">Advertis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3:30:57.310638860</meta:creation-date>
    <meta:generator>LibreOffice/5.1.6.2$Linux_X86_64 LibreOffice_project/10m0$Build-2</meta:generator>
    <dc:date>2018-08-16T07:12:35.653340592</dc:date>
    <meta:editing-duration>PT8H50M14S</meta:editing-duration>
    <meta:editing-cycles>43</meta:editing-cycles>
    <meta:document-statistic meta:table-count="0" meta:image-count="0" meta:object-count="0" meta:page-count="1" meta:paragraph-count="30" meta:word-count="194" meta:character-count="1152" meta:non-whitespace-character-count="979"/>
  </office:meta>
</office:document-meta>
</file>